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Helvetica, sans-serif"/>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onasera, <text:line-break/><text:line-break/>abbiamo iniziato a lavorare sul diagramma ER e vorremo chiederle gentilmente alcune informazioni a riguardo. Nel caso ci fossero alcune correzioni da effettuare attendiamo sue indicazioni in merito ad eventuali correzioni. <text:line-break/><text:line-break/>Aggiorno la descrizione del minimondo:<text:line-break/><text:line-break/>Si vuole realizzare un sistema di gestione tramite base di dati che tenga conto degli appuntamenti e delle vendite di un salone di acconciature. L'idea nasce dall'esigenza attuale che hanno quelle realtà come centri estetici e parrucchieri di organizzare gli appuntamenti dando la possibilità ai clienti di selezionare la persona preferita ed il tipo di trattamento richiesto.</text:p>
      <text:p text:style-name="P1"><text:line-break/>L'azienda può possedere una o più <text:span text:style-name="T1">strutture</text:span> (dirette da un amministratore a partire da una determinata data) differenziate tra sede ed eventuali filiali. Le strutture avranno un nome, un indirizzo, un numero di telefono, il numero di dipendenti che ci lavorano, un tipo (Sede/Filiale) e un ID univoco. </text:p>
      <text:p text:style-name="P1"><text:line-break/>Per ogni struttura lavorano uno o più <text:span text:style-name="T1">dipendenti</text:span> (viene memorizzata la data di assunzione) che saranno registrati con nome, cognome, codice fiscale, indirizzo, sesso, data di nascita, recapito telefonico ed ID univoco. Per semplicità si suppone che ogni dipendente sia in grado di effettuare qualsiasi prestazione.</text:p>
      <text:p text:style-name="P1"/>
      <text:p text:style-name="P1">La struttura può vendere da uno a più prodotti e/o una o più prestazioni. I <text:span text:style-name="T1">prodotti </text:span><text:span text:style-name="T2">vengono memorizzati tramite: nome, descrizione, quantità, ID_fornitore, codice univoco, produttore, prezzo e sconto. <text:line-break/>Le </text:span><text:span text:style-name="T1">prestazioni </text:span><text:span text:style-name="T2">sono definite attraverso un tipo (taglio, barba, piega, ecc.), prezzo, durata, ora, data ed un codice univoco per poter risalire ad ogni prestazione effettuata da clienti diversi e/o dal medesimo cliente. Ogni prestazione viene eseguita da un solo dipendente scelto dal cliente in fase di prenotazione.</text:span></text:p>
      <text:p text:style-name="P1"><text:span text:style-name="T2"/></text:p>
      <text:p text:style-name="P1"><text:span text:style-name="T2">Ogni </text:span><text:span text:style-name="T1">cliente</text:span><text:span text:style-name="T2"> sceglie di comprare una o più prestazioni e/o uno o più prodotti ed è memorizzato con nome, cognome, indirizzo email univoco, indirizzo di residenza, numero di telefono, data di nascita ed un id univoco. </text:span></text:p>
      <text:p text:style-name="P1"><text:span text:style-name="T2"/></text:p>
      <text:p text:style-name="P1"><text:span text:style-name="T2">Se il cliente invita un amico a registrarsi e ad effettuare un acquisto ottiene come ricompensa un </text:span><text:span text:style-name="T1">coupon </text:span><text:span text:style-name="T2">con un determinato sconto fissato, un ID univoco, una durata validità ed una data di emissione. Ogni coupon può essere assegnato ad un solo cliente ed è valido per una sola prestazione.</text:span></text:p>
      <text:p text:style-name="P1"/>
      <text:p text:style-name="P1">Ogni struttura si rifornisce presso uno o più <text:span text:style-name="T1">fornitori</text:span> che vengono salvati nel database tramite nome, cognome, categoria (che può assumere più valori come ad esempio: shampoo, balsamo, lamette, olio da barba, ecc.), iban (si suppone univoco), indirizzo ed ID univoco. </text:p>
      <text:p text:style-name="P1">Ciascun fornitore sponsorizza uno o più prodotti. Per semplicità si suppone che ogni prodotto viene acquistato da un solo fornitore. </text:p>
      <text:p text:style-name="P1"><text:line-break/>Il diagramma ER comprenderà 7 entità forti (dipendente, struttura, fornitore, prodotto, coupon, prestazione, cliente).<text:line-break/><text:line-break/></text:p>
      <text:p text:style-name="P1"><text:soft-page-break/></text:p>
      <text:p text:style-name="P1">Ci rendiamo conto che probabilmente il livello di complessità potrebbe sfuggire di mano. <text:line-break/>Abbiamo scelto pertanto di rivedere alcuni punti e le chiediamo cortesemente di confermarci se tale minimondo rispetta ancora le richieste didattiche. </text:p>
      <text:p text:style-name="P1"><text:line-break/>Le auguro una buona giornata. <text:line-break/><text:line-break/>Distinti saluti, <text:line-break/>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Helvetica, sans-serif"/>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it" fo:country="IT"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w Nsccf</meta:initial-creator>
    <meta:creation-date>2020-04-28T17:10:00</meta:creation-date>
    <dc:date>2020-04-28T20:24:06</dc:date>
    <dc:creator>Hw Nsccf</dc:creator>
    <meta:editing-duration>PT2H58M36S</meta:editing-duration>
    <meta:editing-cycles>5</meta:editing-cycles>
    <meta:generator>OpenOffice/4.1.6$Unix OpenOffice.org_project/416m1$Build-9790</meta:generator>
    <meta:document-statistic meta:table-count="0" meta:image-count="0" meta:object-count="0" meta:page-count="2" meta:paragraph-count="11" meta:word-count="468" meta:character-count="3117"/>
  </office:meta>
</office:document-meta>
</file>